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283in"/>
    </style:style>
    <style:style style:name="co2" style:family="table-column">
      <style:table-column-properties fo:break-before="auto" style:column-width="0.889in"/>
    </style:style>
    <style:style style:name="co3" style:family="table-column">
      <style:table-column-properties fo:break-before="auto" style:column-width="1.3917in"/>
    </style:style>
    <style:style style:name="co4" style:family="table-column">
      <style:table-column-properties fo:break-before="auto" style:column-width="0.4in"/>
    </style:style>
    <style:style style:name="co5" style:family="table-column">
      <style:table-column-properties fo:break-before="auto" style:column-width="0.5555in"/>
    </style:style>
    <style:style style:name="co6" style:family="table-column">
      <style:table-column-properties fo:break-before="auto" style:column-width="2.1764in"/>
    </style:style>
    <style:style style:name="co7" style:family="table-column">
      <style:table-column-properties fo:break-before="auto" style:column-width="0.7217in"/>
    </style:style>
    <style:style style:name="co8" style:family="table-column">
      <style:table-column-properties fo:break-before="auto" style:column-width="2.9217in"/>
    </style:style>
    <style:style style:name="co9" style:family="table-column">
      <style:table-column-properties fo:break-before="auto" style:column-width="0.554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transparent"/>
    </style:style>
    <style:style style:name="ce9" style:family="table-cell" style:parent-style-name="Default">
      <style:table-cell-properties fo:background-color="transparent"/>
    </style:style>
    <style:style style:name="ce7" style:family="table-cell" style:parent-style-name="Default">
      <style:table-cell-properties fo:background-color="transparen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style>
    <style:style style:name="ce10" style:family="table-cell" style:parent-style-name="Default">
      <style:text-properties fo:color="#000000"/>
    </style:style>
    <style:style style:name="ce11" style:family="table-cell" style:parent-style-name="Default">
      <style:text-properties style:use-window-font-color="true"/>
    </style:style>
    <style:style style:name="ce12" style:family="table-cell" style:parent-style-name="Default">
      <style:text-properties fo:color="#b2b2b2"/>
    </style:style>
    <style:style style:name="ce18" style:family="table-cell" style:parent-style-name="Default">
      <style:table-cell-properties fo:background-color="transparent"/>
      <style:text-properties fo:color="#000000"/>
    </style:style>
    <style:style style:name="ce14" style:family="table-cell" style:parent-style-name="Default">
      <style:table-cell-properties fo:background-color="transparent"/>
      <style:text-properties fo:color="#b2b2b2"/>
    </style:style>
    <style:style style:name="ce20" style:family="table-cell" style:parent-style-name="Default">
      <style:table-cell-properties fo:wrap-option="no-wrap"/>
      <style:text-properties fo:font-weight="bold" style:font-weight-asian="bold" style:font-weight-complex="bold"/>
    </style:style>
    <style:style style:name="ce21" style:family="table-cell" style:parent-style-name="Default">
      <style:table-cell-properties fo:background-color="transparent" fo:wrap-option="no-wrap"/>
    </style:style>
    <style:style style:name="ce22" style:family="table-cell" style:parent-style-name="Default">
      <style:table-cell-properties fo:wrap-option="no-wrap"/>
    </style:style>
    <style:style style:name="ce23" style:family="table-cell" style:parent-style-name="Default">
      <style:table-cell-properties fo:wrap-option="no-wrap"/>
      <style:text-properties fo:color="#000000"/>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talleres.A1">
          <table:error-message table:message-type="stop" table:display="true"/>
        </table:content-validation>
        <table:content-validation table:name="val2" table:condition="of:cell-content-is-in-list([$validation.$A$2:.$A$12])" table:allow-empty-cell="true" table:display-list="unsorted" table:base-cell-address="talleres.B2">
          <table:error-message table:message-type="stop" table:display="true"/>
        </table:content-validation>
        <table:content-validation table:name="val3" table:condition="of:cell-content-is-in-list([$validation.$B$2:.$B$4])" table:allow-empty-cell="true" table:display-list="unsorted" table:base-cell-address="talleres.C2">
          <table:error-message table:message-type="stop" table:display="true"/>
        </table:content-validation>
        <table:content-validation table:name="val4" table:condition="of:cell-content-is-in-list([$validation.$C$2:.$C$11])" table:allow-empty-cell="true" table:display-list="unsorted" table:base-cell-address="talleres.D2">
          <table:error-message table:message-type="stop" table:display="true"/>
        </table:content-validation>
        <table:content-validation table:name="val5" table:condition="of:cell-content-is-whole-number() and cell-content-is-between(1,5)" table:allow-empty-cell="true" table:base-cell-address="talleres_ano.A2">
          <table:error-message table:message-type="stop" table:display="true"/>
        </table:content-validation>
        <table:content-validation table:name="val6" table:condition="of:cell-content-is-in-list([$validation.$A$2:.$A$12])" table:allow-empty-cell="true" table:display-list="unsorted" table:base-cell-address="talleres_ano.C251">
          <table:error-message table:message-type="stop" table:display="true"/>
        </table:content-validation>
        <table:content-validation table:name="val7" table:condition="of:cell-content-is-in-list([$validation.$B$2:.$B$4])" table:allow-empty-cell="true" table:display-list="unsorted" table:base-cell-address="talleres_ano.D2">
          <table:error-message table:message-type="stop" table:display="true"/>
        </table:content-validation>
        <table:content-validation table:name="val8" table:condition="of:cell-content-is-in-list([$validation.$C$2:.$C$11])" table:allow-empty-cell="true" table:display-list="unsorted" table:base-cell-address="talleres_ano.E2">
          <table:error-message table:message-type="stop" table:display="true"/>
        </table:content-validation>
      </table:content-validations>
      <table:table table:name="tallere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2" table:number-columns-repeated="16378" table:default-cell-style-name="Default"/>
        <table:table-row table:style-name="ro1">
          <table:table-cell table:style-name="ce2" table:content-validation-name="val1" office:value-type="string" calcext:value-type="string">
            <text:p>name</text:p>
          </table:table-cell>
          <table:table-cell table:style-name="ce2" office:value-type="string" calcext:value-type="string">
            <text:p>teacher</text:p>
          </table:table-cell>
          <table:table-cell table:style-name="ce2" office:value-type="string" calcext:value-type="string">
            <text:p>cycle</text:p>
          </table:table-cell>
          <table:table-cell table:style-name="ce2" office:value-type="string" calcext:value-type="string">
            <text:p>c1</text:p>
          </table:table-cell>
          <table:table-cell table:style-name="ce2" office:value-type="string" calcext:value-type="string">
            <text:p>c2</text:p>
          </table:table-cell>
          <table:table-cell table:style-name="ce2" office:value-type="string" calcext:value-type="string">
            <text:p>c3</text:p>
          </table:table-cell>
          <table:table-cell table:style-name="ce2" office:value-type="string" calcext:value-type="string">
            <text:p>full_name</text:p>
          </table:table-cell>
          <table:table-cell table:style-name="ce2" office:value-type="string" calcext:value-type="string">
            <text:p>description</text:p>
          </table:table-cell>
          <table:table-cell table:number-columns-repeated="16376"/>
        </table:table-row>
        <table:table-row table:style-name="ro1">
          <table:table-cell table:content-validation-name="val1" office:value-type="string" calcext:value-type="string">
            <text:p>Pintura</text:p>
          </table:table-cell>
          <table:table-cell table:content-validation-name="val2" office:value-type="string" calcext:value-type="string">
            <text:p>Carla</text:p>
          </table:table-cell>
          <table:table-cell table:content-validation-name="val3" office:value-type="string" calcext:value-type="string">
            <text:p>ulmos</text:p>
          </table:table-cell>
          <table:table-cell table:content-validation-name="val4" office:value-type="string" calcext:value-type="string">
            <text:p>lu1</text:p>
          </table:table-cell>
          <table:table-cell table:content-validation-name="val4" office:value-type="string" calcext:value-type="string">
            <text:p>ju2</text:p>
          </table:table-cell>
          <table:table-cell table:content-validation-name="val4"/>
          <table:table-cell table:number-columns-repeated="16378"/>
        </table:table-row>
        <table:table-row table:style-name="ro1">
          <table:table-cell table:style-name="ce6" table:content-validation-name="val1" office:value-type="string" calcext:value-type="string">
            <text:p>Color y expresión</text:p>
          </table:table-cell>
          <table:table-cell table:style-name="ce6" table:content-validation-name="val2" office:value-type="string" calcext:value-type="string">
            <text:p>Carla</text:p>
          </table:table-cell>
          <table:table-cell table:style-name="ce6" table:content-validation-name="val3" office:value-type="string" calcext:value-type="string">
            <text:p>ulmos</text:p>
          </table:table-cell>
          <table:table-cell table:style-name="ce9" table:content-validation-name="val4" office:value-type="string" calcext:value-type="string">
            <text:p>ma1</text:p>
          </table:table-cell>
          <table:table-cell table:style-name="ce9" table:content-validation-name="val4" office:value-type="string" calcext:value-type="string">
            <text:p>vi2</text:p>
          </table:table-cell>
          <table:table-cell table:style-name="ce9" table:content-validation-name="val4"/>
          <table:table-cell table:style-name="ce6" table:number-columns-repeated="16378"/>
        </table:table-row>
        <table:table-row table:style-name="ro1">
          <table:table-cell table:style-name="ce6" table:content-validation-name="val1" office:value-type="string" calcext:value-type="string">
            <text:p>Pintura I</text:p>
          </table:table-cell>
          <table:table-cell table:style-name="ce6" table:content-validation-name="val2" office:value-type="string" calcext:value-type="string">
            <text:p>Carl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Color y expresión I</text:p>
          </table:table-cell>
          <table:table-cell table:style-name="ce6" table:content-validation-name="val2" office:value-type="string" calcext:value-type="string">
            <text:p>Carl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Títeres</text:p>
          </table:table-cell>
          <table:table-cell table:style-name="ce6" table:content-validation-name="val2" office:value-type="string" calcext:value-type="string">
            <text:p>Carl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Historia del arte</text:p>
          </table:table-cell>
          <table:table-cell table:style-name="ce6" table:content-validation-name="val2" office:value-type="string" calcext:value-type="string">
            <text:p>Carla</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a2</text:p>
          </table:table-cell>
          <table:table-cell table:style-name="ce9" table:content-validation-name="val4" office:value-type="string" calcext:value-type="string">
            <text:p>mi1</text:p>
          </table:table-cell>
          <table:table-cell table:style-name="ce9" table:content-validation-name="val4"/>
          <table:table-cell table:style-name="ce6" office:value-type="string" calcext:value-type="string">
            <text:p>Historia del arte y movimientos artísticos</text:p>
          </table:table-cell>
          <table:table-cell table:style-name="ce6" table:number-columns-repeated="16377"/>
        </table:table-row>
        <table:table-row table:style-name="ro1">
          <table:table-cell table:style-name="ce6" table:content-validation-name="val1" office:value-type="string" calcext:value-type="string">
            <text:p>Exploradores(as) de derechos</text:p>
          </table:table-cell>
          <table:table-cell table:style-name="ce6" table:content-validation-name="val2" office:value-type="string" calcext:value-type="string">
            <text:p>Grace</text:p>
          </table:table-cell>
          <table:table-cell table:style-name="ce6" table:content-validation-name="val3" office:value-type="string" calcext:value-type="string">
            <text:p>ulm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Entre viñetas</text:p>
          </table:table-cell>
          <table:table-cell table:style-name="ce6" table:content-validation-name="val2" office:value-type="string" calcext:value-type="string">
            <text:p>Grace</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i1</text:p>
          </table:table-cell>
          <table:table-cell table:style-name="ce9" table:content-validation-name="val4" office:value-type="string" calcext:value-type="string">
            <text:p>vi2</text:p>
          </table:table-cell>
          <table:table-cell table:style-name="ce9" table:content-validation-name="val4"/>
          <table:table-cell table:style-name="ce6" office:value-type="string" calcext:value-type="string">
            <text:p>Entre viñetas: El arte del comic</text:p>
          </table:table-cell>
          <table:table-cell table:style-name="ce6" table:number-columns-repeated="16377"/>
        </table:table-row>
        <table:table-row table:style-name="ro1">
          <table:table-cell table:style-name="ce6" table:content-validation-name="val1" office:value-type="string" calcext:value-type="string">
            <text:p>Resolución de conflictos</text:p>
          </table:table-cell>
          <table:table-cell table:style-name="ce6" table:content-validation-name="val2" office:value-type="string" calcext:value-type="string">
            <text:p>Grace</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a1</text:p>
          </table:table-cell>
          <table:table-cell table:style-name="ce9" table:content-validation-name="val4" office:value-type="string" calcext:value-type="string">
            <text:p>mi2</text:p>
          </table:table-cell>
          <table:table-cell table:style-name="ce9" table:content-validation-name="val4"/>
          <table:table-cell table:style-name="ce6" table:number-columns-repeated="16378"/>
        </table:table-row>
        <table:table-row table:style-name="ro1">
          <table:table-cell table:style-name="ce6" table:content-validation-name="val1" office:value-type="string" calcext:value-type="string">
            <text:p>Jardineria y cultivo</text:p>
          </table:table-cell>
          <table:table-cell table:style-name="ce6" table:content-validation-name="val2" office:value-type="string" calcext:value-type="string">
            <text:p>Cristina</text:p>
          </table:table-cell>
          <table:table-cell table:style-name="ce6" table:content-validation-name="val3" office:value-type="string" calcext:value-type="string">
            <text:p>ulmos</text:p>
          </table:table-cell>
          <table:table-cell table:style-name="ce9" table:content-validation-name="val4" office:value-type="string" calcext:value-type="string">
            <text:p>lu2</text:p>
          </table:table-cell>
          <table:table-cell table:style-name="ce9" table:content-validation-name="val4" office:value-type="string" calcext:value-type="string">
            <text:p>vi2</text:p>
          </table:table-cell>
          <table:table-cell table:style-name="ce9" table:content-validation-name="val4"/>
          <table:table-cell table:style-name="ce6" office:value-type="string" calcext:value-type="string">
            <text:p>Jardineria y cultivo de plantas</text:p>
          </table:table-cell>
          <table:table-cell table:style-name="ce6" table:number-columns-repeated="16377"/>
        </table:table-row>
        <table:table-row table:style-name="ro1">
          <table:table-cell table:style-name="ce6" table:content-validation-name="val1" office:value-type="string" calcext:value-type="string">
            <text:p>Reciclaje de plásticos</text:p>
          </table:table-cell>
          <table:table-cell table:style-name="ce6" table:content-validation-name="val2" office:value-type="string" calcext:value-type="string">
            <text:p>Cristina</text:p>
          </table:table-cell>
          <table:table-cell table:style-name="ce6" table:content-validation-name="val3" office:value-type="string" calcext:value-type="string">
            <text:p>ulm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Cocina</text:p>
          </table:table-cell>
          <table:table-cell table:style-name="ce6" table:content-validation-name="val2" office:value-type="string" calcext:value-type="string">
            <text:p>Cristina</text:p>
          </table:table-cell>
          <table:table-cell table:style-name="ce6" table:content-validation-name="val3" office:value-type="string" calcext:value-type="string">
            <text:p>ulm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Jardineria y cultivo</text:p>
          </table:table-cell>
          <table:table-cell table:style-name="ce6" table:content-validation-name="val2" office:value-type="string" calcext:value-type="string">
            <text:p>Cristin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office:value-type="string" calcext:value-type="string">
            <text:p>ju1</text:p>
          </table:table-cell>
          <table:table-cell table:style-name="ce9" table:content-validation-name="val4"/>
          <table:table-cell table:style-name="ce6" office:value-type="string" calcext:value-type="string">
            <text:p>Jardineria y cultivo de plantas</text:p>
          </table:table-cell>
          <table:table-cell table:style-name="ce6" table:number-columns-repeated="16377"/>
        </table:table-row>
        <table:table-row table:style-name="ro1">
          <table:table-cell table:style-name="ce6" table:content-validation-name="val1" office:value-type="string" calcext:value-type="string">
            <text:p>Cocina</text:p>
          </table:table-cell>
          <table:table-cell table:style-name="ce6" table:content-validation-name="val2" office:value-type="string" calcext:value-type="string">
            <text:p>Cristin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Reciclaje de plásticos</text:p>
          </table:table-cell>
          <table:table-cell table:style-name="ce6" table:content-validation-name="val2" office:value-type="string" calcext:value-type="string">
            <text:p>Cristin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Secuencias curiosas</text:p>
          </table:table-cell>
          <table:table-cell table:style-name="ce6" table:content-validation-name="val2" office:value-type="string" calcext:value-type="string">
            <text:p>Salvador</text:p>
          </table:table-cell>
          <table:table-cell table:style-name="ce6" table:content-validation-name="val3" office:value-type="string" calcext:value-type="string">
            <text:p>ulm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6" table:number-columns-repeated="16378"/>
        </table:table-row>
        <table:table-row table:style-name="ro1">
          <table:table-cell table:style-name="ce6" office:value-type="string" calcext:value-type="string">
            <text:p>Fractángulos</text:p>
          </table:table-cell>
          <table:table-cell table:style-name="ce6" table:content-validation-name="val2" office:value-type="string" calcext:value-type="string">
            <text:p>Salvador</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TecnoSapiens</text:p>
          </table:table-cell>
          <table:table-cell table:style-name="ce6" table:content-validation-name="val2" office:value-type="string" calcext:value-type="string">
            <text:p>Salvador</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Vectores</text:p>
          </table:table-cell>
          <table:table-cell table:style-name="ce6" table:content-validation-name="val2" office:value-type="string" calcext:value-type="string">
            <text:p>Salvador</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Nutricina</text:p>
          </table:table-cell>
          <table:table-cell table:style-name="ce6" table:content-validation-name="val2" office:value-type="string" calcext:value-type="string">
            <text:p>Salvador</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Tejido</text:p>
          </table:table-cell>
          <table:table-cell table:style-name="ce6" table:content-validation-name="val2" office:value-type="string" calcext:value-type="string">
            <text:p>Javiera</text:p>
          </table:table-cell>
          <table:table-cell table:style-name="ce6" table:content-validation-name="val3" office:value-type="string" calcext:value-type="string">
            <text:p>ulm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7" office:value-type="string" calcext:value-type="string">
            <text:p>Tejido con palillo telar y crochet</text:p>
          </table:table-cell>
          <table:table-cell table:style-name="ce6" table:number-columns-repeated="16377"/>
        </table:table-row>
        <table:table-row table:style-name="ro1">
          <table:table-cell table:style-name="ce6" table:content-validation-name="val1" office:value-type="string" calcext:value-type="string">
            <text:p>Reciclaje textil</text:p>
          </table:table-cell>
          <table:table-cell table:style-name="ce6" table:content-validation-name="val2" office:value-type="string" calcext:value-type="string">
            <text:p>Javiera</text:p>
          </table:table-cell>
          <table:table-cell table:style-name="ce6" table:content-validation-name="val3" office:value-type="string" calcext:value-type="string">
            <text:p>ulm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Ave y fauna</text:p>
          </table:table-cell>
          <table:table-cell table:style-name="ce6" table:content-validation-name="val2" office:value-type="string" calcext:value-type="string">
            <text:p>Javier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Encuadernación</text:p>
          </table:table-cell>
          <table:table-cell table:style-name="ce6" table:content-validation-name="val2" office:value-type="string" calcext:value-type="string">
            <text:p>Javier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Cultura y países I</text:p>
          </table:table-cell>
          <table:table-cell table:style-name="ce6" table:content-validation-name="val2" office:value-type="string" calcext:value-type="string">
            <text:p>Javiera</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6" office:value-type="string" calcext:value-type="string">
            <text:p>Historia de culturas y países</text:p>
          </table:table-cell>
          <table:table-cell table:style-name="ce6" table:number-columns-repeated="16377"/>
        </table:table-row>
        <table:table-row table:style-name="ro1">
          <table:table-cell table:style-name="ce6" table:content-validation-name="val1" office:value-type="string" calcext:value-type="string">
            <text:p>Arte y cartografía I</text:p>
          </table:table-cell>
          <table:table-cell table:style-name="ce6" table:content-validation-name="val2" office:value-type="string" calcext:value-type="string">
            <text:p>Javiera</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6" office:value-type="string" calcext:value-type="string">
            <text:p>Historia de culturas y países</text:p>
          </table:table-cell>
          <table:table-cell table:style-name="ce6" table:number-columns-repeated="16377"/>
        </table:table-row>
        <table:table-row table:style-name="ro1">
          <table:table-cell table:style-name="ce6" table:content-validation-name="val1" office:value-type="string" calcext:value-type="string">
            <text:p>Explorando la naturaleza</text:p>
          </table:table-cell>
          <table:table-cell table:style-name="ce6" table:content-validation-name="val2" office:value-type="string" calcext:value-type="string">
            <text:p>Alejandro</text:p>
          </table:table-cell>
          <table:table-cell table:style-name="ce6" table:content-validation-name="val3" office:value-type="string" calcext:value-type="string">
            <text:p>ulm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Explorando la naturaleza</text:p>
          </table:table-cell>
          <table:table-cell table:style-name="ce6" table:content-validation-name="val2" office:value-type="string" calcext:value-type="string">
            <text:p>Alejandro</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6" office:value-type="string" calcext:value-type="string">
            <text:p>Historia de la pintura y filosofía</text:p>
          </table:table-cell>
          <table:table-cell table:style-name="ce6" table:number-columns-repeated="16377"/>
        </table:table-row>
        <table:table-row table:style-name="ro1">
          <table:table-cell table:style-name="ce6" table:content-validation-name="val1" office:value-type="string" calcext:value-type="string">
            <text:p>Pintura y filosofía I</text:p>
          </table:table-cell>
          <table:table-cell table:style-name="ce6" table:content-validation-name="val2" office:value-type="string" calcext:value-type="string">
            <text:p>Alejandro</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Biodiversidad alimentaria I</text:p>
          </table:table-cell>
          <table:table-cell table:style-name="ce6" table:content-validation-name="val2" office:value-type="string" calcext:value-type="string">
            <text:p>Alejandro</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Técnicas de estudio I</text:p>
          </table:table-cell>
          <table:table-cell table:style-name="ce6" table:content-validation-name="val2" office:value-type="string" calcext:value-type="string">
            <text:p>Alejandro</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ercusión corporal A</text:p>
          </table:table-cell>
          <table:table-cell table:style-name="ce6" table:content-validation-name="val2" office:value-type="string" calcext:value-type="string">
            <text:p>Marcelo</text:p>
          </table:table-cell>
          <table:table-cell table:style-name="ce6" table:content-validation-name="val3" office:value-type="string" calcext:value-type="string">
            <text:p>ulm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ercusión corporal B</text:p>
          </table:table-cell>
          <table:table-cell table:style-name="ce6" table:content-validation-name="val2" office:value-type="string" calcext:value-type="string">
            <text:p>Marcelo</text:p>
          </table:table-cell>
          <table:table-cell table:style-name="ce6" table:content-validation-name="val3" office:value-type="string" calcext:value-type="string">
            <text:p>ulm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redeporte A</text:p>
          </table:table-cell>
          <table:table-cell table:style-name="ce6" table:content-validation-name="val2" office:value-type="string" calcext:value-type="string">
            <text:p>Marcelo</text:p>
          </table:table-cell>
          <table:table-cell table:style-name="ce6" table:content-validation-name="val3" office:value-type="string" calcext:value-type="string">
            <text:p>ulm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redeporte B</text:p>
          </table:table-cell>
          <table:table-cell table:style-name="ce6" table:content-validation-name="val2" office:value-type="string" calcext:value-type="string">
            <text:p>Marcelo</text:p>
          </table:table-cell>
          <table:table-cell table:style-name="ce6" table:content-validation-name="val3" office:value-type="string" calcext:value-type="string">
            <text:p>ulm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ercusión corporal</text:p>
          </table:table-cell>
          <table:table-cell table:style-name="ce6" table:content-validation-name="val2" office:value-type="string" calcext:value-type="string">
            <text:p>Marcelo</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Percusión corporal</text:p>
          </table:table-cell>
          <table:table-cell table:style-name="ce6" table:content-validation-name="val2" office:value-type="string" calcext:value-type="string">
            <text:p>Marcelo</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Acondicionamiento físico</text:p>
          </table:table-cell>
          <table:table-cell table:style-name="ce6" table:content-validation-name="val2" office:value-type="string" calcext:value-type="string">
            <text:p>Marcelo</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Acondicionamiento físico</text:p>
          </table:table-cell>
          <table:table-cell table:style-name="ce6" table:content-validation-name="val2" office:value-type="string" calcext:value-type="string">
            <text:p>Marcelo</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Inglé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ulmos</text:p>
          </table:table-cell>
          <table:table-cell table:style-name="ce9" table:content-validation-name="val4" office:value-type="string" calcext:value-type="string">
            <text:p>lu1</text:p>
          </table:table-cell>
          <table:table-cell table:style-name="ce9" table:content-validation-name="val4" office:value-type="string" calcext:value-type="string">
            <text:p>ju1</text:p>
          </table:table-cell>
          <table:table-cell table:style-name="ce9" table:content-validation-name="val4"/>
          <table:table-cell table:style-name="ce6" table:number-columns-repeated="16378"/>
        </table:table-row>
        <table:table-row table:style-name="ro1">
          <table:table-cell table:style-name="ce6" table:content-validation-name="val1" office:value-type="string" calcext:value-type="string">
            <text:p>Arte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ulm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Inglé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office:value-type="string" calcext:value-type="string">
            <text:p>ju2</text:p>
          </table:table-cell>
          <table:table-cell table:style-name="ce9" table:content-validation-name="val4"/>
          <table:table-cell table:style-name="ce6" table:number-columns-repeated="16378"/>
        </table:table-row>
        <table:table-row table:style-name="ro1">
          <table:table-cell table:style-name="ce6" table:content-validation-name="val1" office:value-type="string" calcext:value-type="string">
            <text:p>Arte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Inglés A</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Inglés B</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Arte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Inglés</text:p>
          </table:table-cell>
          <table:table-cell table:style-name="ce6" table:content-validation-name="val2" office:value-type="string" calcext:value-type="string">
            <text:p>Francisca U.</text:p>
          </table:table-cell>
          <table:table-cell table:style-name="ce6" table:content-validation-name="val3" office:value-type="string" calcext:value-type="string">
            <text:p>coihues y avellan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Gimnasia artística A</text:p>
          </table:table-cell>
          <table:table-cell table:style-name="ce6" table:content-validation-name="val2" office:value-type="string" calcext:value-type="string">
            <text:p>Paula</text:p>
          </table:table-cell>
          <table:table-cell table:style-name="ce6" table:content-validation-name="val3" office:value-type="string" calcext:value-type="string">
            <text:p>ulm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Gimnasia artística B</text:p>
          </table:table-cell>
          <table:table-cell table:style-name="ce6" table:content-validation-name="val2" office:value-type="string" calcext:value-type="string">
            <text:p>Paula</text:p>
          </table:table-cell>
          <table:table-cell table:style-name="ce6" table:content-validation-name="val3" office:value-type="string" calcext:value-type="string">
            <text:p>ulm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Gimnasia artística</text:p>
          </table:table-cell>
          <table:table-cell table:style-name="ce6" table:content-validation-name="val2" office:value-type="string" calcext:value-type="string">
            <text:p>Paul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6" table:number-columns-repeated="16378"/>
        </table:table-row>
        <table:table-row table:style-name="ro1">
          <table:table-cell table:style-name="ce6" table:content-validation-name="val1" office:value-type="string" calcext:value-type="string">
            <text:p>Gimnasia artística</text:p>
          </table:table-cell>
          <table:table-cell table:style-name="ce6" table:content-validation-name="val2" office:value-type="string" calcext:value-type="string">
            <text:p>Paula</text:p>
          </table:table-cell>
          <table:table-cell table:style-name="ce6" table:content-validation-name="val3" office:value-type="string" calcext:value-type="string">
            <text:p>canelos y mani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6" table:number-columns-repeated="16378"/>
        </table:table-row>
        <table:table-row table:style-name="ro1">
          <table:table-cell table:content-validation-name="val1" office:value-type="string" calcext:value-type="string">
            <text:p>Yoga</text:p>
          </table:table-cell>
          <table:table-cell table:content-validation-name="val2" office:value-type="string" calcext:value-type="string">
            <text:p>Paula</text:p>
          </table:table-cell>
          <table:table-cell table:content-validation-name="val3" office:value-type="string" calcext:value-type="string">
            <text:p>coihues y avellanos</text:p>
          </table:table-cell>
          <table:table-cell table:content-validation-name="val4" office:value-type="string" calcext:value-type="string">
            <text:p>lu1</text:p>
          </table:table-cell>
          <table:table-cell table:content-validation-name="val4" office:value-type="string" calcext:value-type="string">
            <text:p>ju1</text:p>
          </table:table-cell>
          <table:table-cell table:content-validation-name="val4"/>
          <table:table-cell table:number-columns-repeated="16378"/>
        </table:table-row>
        <table:table-row table:style-name="ro1">
          <table:table-cell table:content-validation-name="val1" office:value-type="string" calcext:value-type="string">
            <text:p>Didáctica matemática</text:p>
          </table:table-cell>
          <table:table-cell table:content-validation-name="val2" office:value-type="string" calcext:value-type="string">
            <text:p>Paula</text:p>
          </table:table-cell>
          <table:table-cell table:content-validation-name="val3" office:value-type="string" calcext:value-type="string">
            <text:p>canelos y manios</text:p>
          </table:table-cell>
          <table:table-cell table:content-validation-name="val4" office:value-type="string" calcext:value-type="string">
            <text:p>lu2</text:p>
          </table:table-cell>
          <table:table-cell table:content-validation-name="val4" table:number-columns-repeated="2"/>
          <table:table-cell table:number-columns-repeated="16378"/>
        </table:table-row>
        <table:table-row table:style-name="ro1">
          <table:table-cell table:content-validation-name="val1"/>
          <table:table-cell table:content-validation-name="val2"/>
          <table:table-cell table:content-validation-name="val3"/>
          <table:table-cell table:content-validation-name="val4" table:number-columns-repeated="3"/>
          <table:table-cell table:number-columns-repeated="16378"/>
        </table:table-row>
        <table:table-row table:style-name="ro1" table:number-rows-repeated="3">
          <table:table-cell table:content-validation-name="val1"/>
          <table:table-cell table:content-validation-name="val2"/>
          <table:table-cell table:content-validation-name="val3"/>
          <table:table-cell table:number-columns-repeated="16381"/>
        </table:table-row>
        <table:table-row table:style-name="ro1" table:number-rows-repeated="26">
          <table:table-cell table:content-validation-name="val1"/>
          <table:table-cell/>
          <table:table-cell table:content-validation-name="val3"/>
          <table:table-cell table:number-columns-repeated="16381"/>
        </table:table-row>
        <table:table-row table:style-name="ro1" table:number-rows-repeated="1048491">
          <table:table-cell table:content-validation-name="val1"/>
          <table:table-cell table:number-columns-repeated="16383"/>
        </table:table-row>
        <table:table-row table:style-name="ro1">
          <table:table-cell table:content-validation-name="val1"/>
          <table:table-cell table:number-columns-repeated="16383"/>
        </table:table-row>
      </table:table>
      <table:table table:name="talleres_ano" table:style-name="ta1">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7" table:default-cell-style-name="Default"/>
        <table:table-column table:style-name="co8" table:default-cell-style-name="ce22"/>
        <table:table-column table:style-name="co2" table:number-columns-repeated="16375" table:default-cell-style-name="Default"/>
        <table:table-row table:style-name="ro1">
          <table:table-cell table:style-name="ce2" office:value-type="string" calcext:value-type="string">
            <text:p>period</text:p>
          </table:table-cell>
          <table:table-cell table:style-name="ce2" table:content-validation-name="val1" office:value-type="string" calcext:value-type="string">
            <text:p>name</text:p>
          </table:table-cell>
          <table:table-cell table:style-name="ce2" office:value-type="string" calcext:value-type="string">
            <text:p>teacher</text:p>
          </table:table-cell>
          <table:table-cell table:style-name="ce2" office:value-type="string" calcext:value-type="string">
            <text:p>cycle</text:p>
          </table:table-cell>
          <table:table-cell table:style-name="ce2" office:value-type="string" calcext:value-type="string">
            <text:p>c1</text:p>
          </table:table-cell>
          <table:table-cell table:style-name="ce2" office:value-type="string" calcext:value-type="string">
            <text:p>c2</text:p>
          </table:table-cell>
          <table:table-cell table:style-name="ce2" office:value-type="string" calcext:value-type="string">
            <text:p>c3</text:p>
          </table:table-cell>
          <table:table-cell table:style-name="ce2" office:value-type="string" calcext:value-type="string">
            <text:p>quota</text:p>
          </table:table-cell>
          <table:table-cell table:style-name="ce20" office:value-type="string" calcext:value-type="string">
            <text:p>full_name</text:p>
          </table:table-cell>
          <table:table-cell table:style-name="ce2" office:value-type="string" calcext:value-type="string">
            <text:p>description</text:p>
          </table:table-cell>
          <table:table-cell table:style-name="ce1" table:number-columns-repeated="16374"/>
        </table:table-row>
        <table:table-row table:style-name="ro1">
          <table:table-cell table:content-validation-name="val5" office:value-type="float" office:value="1" calcext:value-type="float">
            <text:p>1</text:p>
          </table:table-cell>
          <table:table-cell table:content-validation-name="val1" office:value-type="string" calcext:value-type="string">
            <text:p>Pintura</text:p>
          </table:table-cell>
          <table:table-cell table:content-validation-name="val6" office:value-type="string" calcext:value-type="string">
            <text:p>Carla</text:p>
          </table:table-cell>
          <table:table-cell table:content-validation-name="val7" office:value-type="string" calcext:value-type="string">
            <text:p>ulmos</text:p>
          </table:table-cell>
          <table:table-cell table:content-validation-name="val8" office:value-type="string" calcext:value-type="string">
            <text:p>lu1</text:p>
          </table:table-cell>
          <table:table-cell table:content-validation-name="val8" office:value-type="string" calcext:value-type="string">
            <text:p>ju2</text:p>
          </table:table-cell>
          <table:table-cell/>
          <table:table-cell table:content-validation-name="val8" office:value-type="float" office:value="6" calcext:value-type="float">
            <text:p>6</text:p>
          </table:table-cell>
          <table:table-cell table:style-name="Default" table:content-validation-name="val1" office:value-type="string" calcext:value-type="string">
            <text:p>Pintura</text:p>
          </table:table-cell>
          <table:table-cell table:style-name="ce22" table:content-validation-name="val1" office:value-type="string" calcext:value-type="string">
            <text:p>En este taller, conocerás y experimentarás con diversos materiales y técnicas <text:s/>para pintar y plasmar tus ideas y emociones en divertidas creaciones artísticas.</text:p>
          </table:table-cell>
          <table:table-cell table:content-validation-name="val1"/>
          <table:table-cell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Color y expresión</text:p>
          </table:table-cell>
          <table:table-cell table:style-name="ce6" table:content-validation-name="val6" office:value-type="string" calcext:value-type="string">
            <text:p>Car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office:value-type="string" calcext:value-type="string">
            <text:p>vi2</text:p>
          </table:table-cell>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Color y expresión </text:p>
          </table:table-cell>
          <table:table-cell table:style-name="ce21" table:content-validation-name="val1" office:value-type="string" calcext:value-type="string">
            <text:p>Aventúrate a conocer y experimentar la magia del color con distintos materiales como: acrílicos, témperas, crayones, entre algunos. Crearemos con diversas técnicas artísticas y jugaremos con la imaginación para realizar obras de arte que potenciarán tu creatividad.</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intura I</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Pintura I</text:p>
          </table:table-cell>
          <table:table-cell table:style-name="ce21" table:content-validation-name="val1" office:value-type="string" calcext:value-type="string">
            <text:p>Te invitamos a conocer y experimentar con diversos materiales para pintar y plasmar tus ideas y emociones en divertidas creaciones artísticas. Haremos un recorrido por algunos movimientos de arte que han revolucionado la historia de la pintura. Apreciaremos y analizaremos pinturas del pasado y presente que nos guiarán e inspirarán en nuestro trabaj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Color y expresión I</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Color y expresión </text:p>
          </table:table-cell>
          <table:table-cell table:style-name="ce21" table:content-validation-name="val1" office:value-type="string" calcext:value-type="string">
            <text:p>Bienvenidas(os) a crear y experimentar con el color desde una mirada crítica y sensible. En este taller podrás sumergirte en la magia del color, desde sus conceptos teóricos y prácticos. Podrás plasmar tus ideas en divertidas obras artísticas usando como medio el color y tu expresión.</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íteres</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Títeres</text:p>
          </table:table-cell>
          <table:table-cell table:style-name="ce21" table:content-validation-name="val1" office:value-type="string" calcext:value-type="string">
            <text:p>¿Eres aficionada(o) por las historias <text:s/>y personajes? <text:s text:c="2"/>En este taller, podrás elaborar <text:s/>y manipular un <text:s/>personaje, muñeco (a) sencillo y lo utilizarás para dramatizar una historia fantástica creada por ti.</text:p>
          </table:table-cell>
          <table:table-cell table:style-name="ce6" table:content-validation-name="val1"/>
          <table:table-cell table:style-name="ce6" table:number-columns-repeated="16373"/>
        </table:table-row>
        <table:table-row table:style-name="ro2">
          <table:table-cell table:style-name="ce4" table:content-validation-name="val5" office:value-type="float" office:value="1" calcext:value-type="float">
            <text:p>1</text:p>
          </table:table-cell>
          <table:table-cell table:style-name="ce6" table:content-validation-name="val1" office:value-type="string" calcext:value-type="string">
            <text:p>Historia del arte</text:p>
          </table:table-cell>
          <table:table-cell table:style-name="ce6" table:content-validation-name="val6" office:value-type="string" calcext:value-type="string">
            <text:p>Car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office:value-type="string" calcext:value-type="string">
            <text:p>mi1</text:p>
          </table:table-cell>
          <table:table-cell/>
          <table:table-cell table:style-name="ce6" table:content-validation-name="val8" office:value-type="float" office:value="7" calcext:value-type="float">
            <text:p>7</text:p>
          </table:table-cell>
          <table:table-cell table:style-name="ce6" table:content-validation-name="val1" office:value-type="string" calcext:value-type="string">
            <text:p>Historia del arte y movimientos artísticos</text:p>
          </table:table-cell>
          <table:table-cell table:style-name="ce21" table:content-validation-name="val1" office:value-type="string" calcext:value-type="string">
            <text:p>¿Por qué  la Mona Lisa ha sido atacada ?  ¿Sabías que existe un artista  famoso que nunca ha mostrado su cara? ¿Con qué pintaban en las cuevas?</text:p>
            <text:p>En este taller, apreciaremos,  analizaremos, interpretaremos y crearemos a partir de los movimientos artísticos que han marcado la historia de la humanidad. </text:p>
          </table:table-cell>
          <table:table-cell table:style-name="ce6" table:content-validation-name="val1"/>
          <table:table-cell table:style-name="ce6" table:number-columns-repeated="16373"/>
        </table:table-row>
        <table:table-row table:style-name="ro2">
          <table:table-cell table:style-name="ce4" table:content-validation-name="val5" office:value-type="float" office:value="1" calcext:value-type="float">
            <text:p>1</text:p>
          </table:table-cell>
          <table:table-cell table:style-name="ce6" table:content-validation-name="val1" office:value-type="string" calcext:value-type="string">
            <text:p>Exploradores(as) de derechos</text:p>
          </table:table-cell>
          <table:table-cell table:style-name="ce6" table:content-validation-name="val6" office:value-type="string" calcext:value-type="string">
            <text:p>Grace</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Exploradoras/es de derechos</text:p>
          </table:table-cell>
          <table:table-cell table:style-name="ce21" table:content-validation-name="val1" office:value-type="string" calcext:value-type="string">
            <text:p>¡Embárcate en una emocionante aventura con nuestro taller "Exploradoras/es de Derechos"!</text:p>
            <text:p>En esta emocionante aventura, descubrirás de manera divertida y creativa los fundamentos de los derechos de la niñez, explorando cómo estos impactan en tu vida cotidiana y en las de niñas/os de todo el mundo. La aventura incluirá juegos, historias fascinantes y actividades interactivas que fomentarán el aprendizaje y la diversión. Únete al taller para explorar, aprender y celebrar juntos/as este fascinante viaje de descubrimiento de tus Derecho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ntre viñetas</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office:value-type="string" calcext:value-type="string">
            <text:p>vi2</text:p>
          </table:table-cell>
          <table:table-cell/>
          <table:table-cell table:style-name="ce6" table:content-validation-name="val8" office:value-type="float" office:value="10" calcext:value-type="float">
            <text:p>10</text:p>
          </table:table-cell>
          <table:table-cell table:style-name="ce6" table:content-validation-name="val1" office:value-type="string" calcext:value-type="string">
            <text:p>Entre viñetas: El arte del cómic</text:p>
          </table:table-cell>
          <table:table-cell table:style-name="ce21" table:content-validation-name="val1" office:value-type="string" calcext:value-type="string">
            <text:p>¡Bienvenidas/os a "Entre viñetas: el arte del cómic"! En este taller explorarás desde los fundamentos del cómic hasta la creación de historias interactivas y la integración de temas ecológicos. A través de juegos, actividades que desafiarán tu creatividad y la presentación final en una galería de cómics, te sumergirás en el mundo vibrante de la narrativa gráfica. Descubre el poder de la expresión visual, la promoción de la salud del planeta y la narración cautivadora mientras te conviertes en un/a maestro/a del cómic. ¡No dejes pasar esta oportunidad de liberar tu imaginación y construir tus propias aventuras creativas en el arte del cómic!</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Voces constructivas</text:p>
          </table:table-cell>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office:value-type="string" calcext:value-type="string">
            <text:p>mi2</text:p>
          </table:table-cell>
          <table:table-cell/>
          <table:table-cell table:style-name="ce6" table:content-validation-name="val8" office:value-type="float" office:value="7" calcext:value-type="float">
            <text:p>7</text:p>
          </table:table-cell>
          <table:table-cell table:style-name="ce6" table:content-validation-name="val1" office:value-type="string" calcext:value-type="string">
            <text:p>Voces constructivas</text:p>
          </table:table-cell>
          <table:table-cell table:style-name="ce21" table:content-validation-name="val1" office:value-type="string" calcext:value-type="string">
            <text:p>¡Bienvenidas/os a "Voces Constructivas"! Prepárense para una emocionante odisea verbal donde cada palabra importa. En este taller, explorarás debates apasionantes, aprenderás técnicas de persuasión y construirás puentes de entendimiento en temas de diversas áreas de la vida. ¡Despierta tu mente, dale voz a tus ideas y construye puentes, no barreras! Si estás lista/o para desatar el poder de tus palabras y construir juntas/os un espacio para debatir, ¡inscríbete ahora en "Voces Constructiva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Jardineria y cultivo</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style-name="ce6" table:content-validation-name="val8" office:value-type="string" calcext:value-type="string">
            <text:p>vi2</text:p>
          </table:table-cell>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Cultivo de plantas medicinales.</text:p>
          </table:table-cell>
          <table:table-cell table:style-name="ce21" table:content-validation-name="val1" office:value-type="string" calcext:value-type="string">
            <text:p>Te invito a ser parte del taller de cultivo de plantas medicinales, en el cual a través de la investigación, recolección, etc. aprenderemos sobre usos, propiedades y conservación de las plantas medicinales, todo esto recopliado y documentado en el libro de campo que crearemos para este fin.</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Reciclaje de plásticos</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Manualidades y segundo uso del Plástico.</text:p>
          </table:table-cell>
          <table:table-cell table:style-name="ce21" table:content-validation-name="val1" office:value-type="string" calcext:value-type="string">
            <text:p>Sabías que en Chile se consume aproximadamente un millón de toneladas de plástico al año, de las cuales solo un 9,6% se recicla? te invito a elevar ese porcentaje en el taller de manualidades y segundo uso del plástic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Cocina</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ju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Cocina entretenida.</text:p>
          </table:table-cell>
          <table:table-cell table:style-name="ce21" table:content-validation-name="val1" office:value-type="string" calcext:value-type="string">
            <text:p>Sumérgete en el arte de la cocina, en conocer recetas y realizarlas de manera lúdica y entretenida, conocer ingredientes y sus variables y reemplazos, en un taller de cocina respetuoso con <text:s/>distintas opciones alimentarias. </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Jardineria y cultivo</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table-cell table:style-name="ce6" table:content-validation-name="val8" office:value-type="float" office:value="10" calcext:value-type="float">
            <text:p>10</text:p>
          </table:table-cell>
          <table:table-cell table:style-name="ce6" table:content-validation-name="val1" office:value-type="string" calcext:value-type="string">
            <text:p>Cultivo de plantas medicinales</text:p>
          </table:table-cell>
          <table:table-cell table:style-name="ce21" table:content-validation-name="val1" office:value-type="string" calcext:value-type="string">
            <text:p>Bienvenidos al taller cultivo de plantas medicinales, en donde le daremos el protagonismo nuevamente a <text:s/>las propiedades de las plantas medicinales como una alternativa muy importante para conservar o recuperar nuestra salud, como multiplicarlas, cosecharlas y conservarlas, etc.</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Cocina</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Cocina entretenida.</text:p>
          </table:table-cell>
          <table:table-cell table:style-name="ce21" table:content-validation-name="val1" office:value-type="string" calcext:value-type="string">
            <text:p>Sumérgete en el arte de la cocina, en conocer recetas y realizarlas de manera lúdica y entretenida, conocer ingredientes y sus variables y reemplazos, en un taller de cocina respetuoso con distintas opciones alimentaria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Reciclaje de plásticos</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Manualidades y segundo uso del Plástico.</text:p>
          </table:table-cell>
          <table:table-cell table:style-name="ce21" table:content-validation-name="val1" office:value-type="string" calcext:value-type="string">
            <text:p>Sabías que en Chile se consume aproximadamente un millón de toneladas de plástico al año, de las cuales solo un 9,6% se recicla? te invito a elevar ese porcentaje en el taller de manualidades y segundo uso del plástic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Secuencias</text:p>
          </table:table-cell>
          <table:table-cell table:style-name="ce6" table:content-validation-name="val6" office:value-type="string" calcext:value-type="string">
            <text:p>Salvador</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Secuencias curiosas</text:p>
          </table:table-cell>
          <table:table-cell table:style-name="ce21" table:content-validation-name="val1" office:value-type="string" calcext:value-type="string">
            <text:p>Cuenta hasta el diez o hasta el cien, pero hazlo a tu forma de una manera divertida. Relatos y juegos en los que los estudiantes asocian categorías con cantidades pares, impares, múltiplos de 3 y múltiplos de 4.</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FracDrados</text:p>
          </table:table-cell>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Fracciones y Cuadrados</text:p>
          </table:table-cell>
          <table:table-cell table:style-name="ce21" table:content-validation-name="val1" office:value-type="string" calcext:value-type="string">
            <text:p>Los Racionales existen !ÚSALOS! En el taller de FracDrados explroraremos diferentes formas de representación de estas curiosas cantidades llamadas números racionales. Aprenderás a expresar y comprender fracciones, a compararlas y a mezclarlas, revolverlas y volver a ordenarlas. Una vez que empieces a usarlas, nunca más podrás dejarla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ecnoVehículos</text:p>
          </table:table-cell>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TecnoVehículos</text:p>
          </table:table-cell>
          <table:table-cell table:style-name="ce21" table:content-validation-name="val1" office:value-type="string" calcext:value-type="string">
            <text:p>¡Hagámoslo nosotros mismos! En este taller construirás un modelo básico de vehículo de cuatro ruedas en cartón y posteriormente seguirás el proceso de desarrollo tecnológico experimentando y mejorando el diseñ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Vectores</text:p>
          </table:table-cell>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Vectores 2D y 3D</text:p>
          </table:table-cell>
          <table:table-cell table:style-name="ce21" table:content-validation-name="val1" office:value-type="string" calcext:value-type="string">
            <text:p>Ubícate en el plano cartesiano y aprende a describir direcciones y posiciones usando un conjunto de cantidades con súper poderes llamadas Vectores. A través de ejercicios de dibujo, composición, movimiento y giro, aplicarás los vectores para modelar la realidad. En este taller te enfrentarás a algunos problemas de simulación tomados de videojuegos, y aprenderás a hacer uso de los vectores como herramientas para facilitar cálculos asociados a la posición y desplazamiento de figura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Nutricina</text:p>
          </table:table-cell>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Medicina y nutrición</text:p>
          </table:table-cell>
          <table:table-cell table:style-name="ce21" table:content-validation-name="val1" office:value-type="string" calcext:value-type="string">
            <text:p>Un cuarto de la población chilena sobre 15 años padece diabetes o prediabetes y solo un quinto de la población tiene peso normal (Encuesta Nacional de Salud 2016). Te invito a conocer los procesos vitales relacionados con la nutrición humana y la prevención de algunas enfermedades alimentarias. En las diferentes sesiones de este taller llevarás algunos ejercicios sencillos para motivarte a mejorar tu propia alimentación.</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ejido</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Tejido con palillo telar y crochet</text:p>
          </table:table-cell>
          <table:table-cell table:style-name="ce21" table:content-validation-name="val1"/>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Reciclaje textil</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Reciclaje textil</text:p>
          </table:table-cell>
          <table:table-cell table:style-name="ce21" table:content-validation-name="val1" office:value-type="string" calcext:value-type="string">
            <text:p>Taller donde aprenderás sobre la reutilización y el reciclaje de telas para darles una segunda o tercera oportunidad de eso creando objetos funcionales y divertido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Ave y fauna</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Taller ave y fauna</text:p>
          </table:table-cell>
          <table:table-cell table:style-name="ce21" table:content-validation-name="val1" office:value-type="string" calcext:value-type="string">
            <text:p>En este taller realizaremos exploraciones al aire libre junto a las diferentes especies que nos rodean, tendremos los sentidos atentos a los sonidos, colores y formas de ecosistemas naturales como los humedales y la play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ncuadernación</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Encuadernación </text:p>
          </table:table-cell>
          <table:table-cell table:style-name="ce21" table:content-validation-name="val1" office:value-type="string" calcext:value-type="string">
            <text:p>A través de la encuadernación estilo panfleto y la japonesa, se elaborarán cuadernos personalizados en diseño, tamaño y us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Cultura y países I</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Historia de culturas y países</text:p>
          </table:table-cell>
          <table:table-cell table:style-name="ce21" table:content-validation-name="val1" office:value-type="string" calcext:value-type="string">
            <text:p>Taller orientado al conocimiento y diálogo en torno a las culturas y países a través de una perspectiva de derecho en torno al género y el multiculturalismo en el siglo XXI.</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Arte y cartografía I</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Arte visual y cartografía</text:p>
          </table:table-cell>
          <table:table-cell table:style-name="ce21" table:content-validation-name="val1" office:value-type="string" calcext:value-type="string">
            <text:p>Exploración en torno a las artes visuales y la cartografía como forma de entender la realidad y representarla desde una perspectiva estética y social.</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xplorando la naturaleza</text:p>
          </table:table-cell>
          <table:table-cell table:style-name="ce6" table:content-validation-name="val6" office:value-type="string" calcext:value-type="string">
            <text:p>Alejandr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office:value-type="string" calcext:value-type="string">
            <text:p>El taller "Explorando la Naturaleza" es una aventura emocionante donde nos embarcaremos en un viaje para descubrir los misterios de los ecosistemas. A lo largo de seis sesiones llenas de diversión, aprenderemos sobre las increíbles conexiones entre plantas, animales y su entorno. Seremos científicos al aire libre, creando experimentos y observando de cerca cómo cada ser vivo contribuye a la vida del planeta. Usaremos juegos y actividades prácticas para sentirnos más cerca de la naturaleza y entender por qué debemos cuidarla. Además, desarrollaremos proyectos que nos ayudarán a proteger nuestro medio ambiente. Prepárate para convertirte en un defensor de la Tierra, explorando, aprendiendo y divirtiéndote en "Explorando la Naturalez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xplorando la naturaleza</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table:table-cell table:style-name="ce21" table:content-validation-name="val1" office:value-type="string" calcext:value-type="string">
            <text:p>El taller "Explorando la Naturaleza" es una aventura emocionante donde nos embarcaremos en un viaje para descubrir los misterios de los ecosistemas. A lo largo de seis sesiones llenas de diversión, aprenderemos sobre las increíbles conexiones entre plantas, animales y su entorno. Seremos científicos al aire libre, creando experimentos y observando de cerca cómo cada ser vivo contribuye a la vida del planeta. Usaremos juegos y actividades prácticas para sentirnos más cerca de la naturaleza y entender por qué debemos cuidarla. Además, desarrollaremos proyectos que nos ayudarán a proteger nuestro medio ambiente. Prepárate para convertirte en un defensor de la Tierra, explorando, aprendiendo y divirtiéndote en "Explorando la Naturalez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Música y filosofía 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table:table-cell table:style-name="ce21" table:content-validation-name="val1" office:value-type="string" calcext:value-type="string">
            <text:p>Bienvenidos al taller "Música y Filosófia I", un viaje único de 6 sesiones donde jóvenes de 12 a 18 años exploran la intersección entre la música y la filosofía. A través de canciones en español, debates vibrantes y proyectos creativos, los estudiantes indagarán en temas como la ética, la libertad, la justicia, y el sentido de la vida. Este taller promete estimular la curiosidad, desarrollar el pensamiento crítico y fomentar la expresión personal, todo ello en un ambiente participativo que celebra la música como puente hacia la reflexión filosófic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Biodiversidad alimentaria 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Semillas de Cambio: Biodiversidad Alimentaria para un Futuro Sostenible</text:p>
          </table:table-cell>
          <table:table-cell table:style-name="ce21" table:content-validation-name="val1" office:value-type="string" calcext:value-type="string">
            <text:p>El taller "Semillas de Cambio: Biodiversidad Alimentaria para un Futuro Sostenible" es una experiencia educativa interactiva dirigida a jóvenes de 12 a 18 años. A lo largo de 12 sesiones, los participantes se embarcan en un viaje de descubrimiento sobre la riqueza de la biodiversidad alimentaria y su vital importancia para la salud de nuestro planeta y la nuestra. Mediante juegos, actividades prácticas y debates, exploramos cómo la diversidad de plantas y animales nutre nuestras dietas, sostiene los ecosistemas, y ofrece soluciones frente al cambio climático. Los estudiantes aprenderán sobre prácticas agrícolas sostenibles, la interconexión de los sistemas alimentarios, y cómo nuestras elecciones pueden contribuir a un futuro más verde y justo. Este taller no solo busca informar, sino también inspirar a los jóvenes a tomar acciones concretas para la conservación de la biodiversidad y promover sistemas alimentarios sostenibles en sus comunidade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écnicas de estudio</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1</text:p>
          </table:table-cell>
          <table:table-cell table:style-name="ce6" table:content-validation-name="val8" office:value-type="string" calcext:value-type="string">
            <text:p>vi1</text:p>
          </table:table-cell>
          <table:table-cell/>
          <table:table-cell table:style-name="ce6" table:content-validation-name="val8" office:value-type="float" office:value="7" calcext:value-type="float">
            <text:p>7</text:p>
          </table:table-cell>
          <table:table-cell table:style-name="ce6" table:content-validation-name="val1" office:value-type="string" calcext:value-type="string">
            <text:p>Conexiones Neuronales: Descubriendo el Aprendizaje Consciente</text:p>
          </table:table-cell>
          <table:table-cell table:style-name="ce21" table:content-validation-name="val1" office:value-type="string" calcext:value-type="string">
            <text:p>Bienvenidos al taller " Conexiones Neuronales: Descubriendo el Aprendizaje Consciente", un viaje de 12 sesiones diseñado para adolescentes entre 12 y 18 años. A través de este taller, exploraremos cómo nuestro cerebro aprende y cómo podemos aplicar este conocimiento para desarrollar hábitos de estudio más efectivos. Desde descubrir técnicas de estudio innovadoras hasta entender la importancia de la escritura reflexiva, cada sesión está cuidadosamente planificada para promover una participación activa y el desarrollo personal. Prepárate para transformar tu manera de aprender, aumentar tu autoconsciencia y potenciar tus habilidades académicas, todo esto mientras te diviertes y te conectas con otros estudiante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ercusión corporal A</text:p>
          </table:table-cell>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ercusión corporal B</text:p>
          </table:table-cell>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redeporte A</text:p>
          </table:table-cell>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redeporte B</text:p>
          </table:table-cell>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ercusión corporal A</text:p>
          </table:table-cell>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table:table-cell table:style-name="ce21"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Percusión corporal B</text:p>
          </table:table-cell>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table:table-cell table:style-name="ce21"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Iniciación Deportiva A</text:p>
          </table:table-cell>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table:table-cell table:style-name="ce21" table:content-validation-name="val1"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individuale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Iniciación Deportiva B</text:p>
          </table:table-cell>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table:table-cell table:style-name="ce21" table:content-validation-name="val1"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de equip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Acondicionamiento físico</text:p>
          </table:table-cell>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table:table-cell table:style-name="ce21" table:content-validation-name="val1" office:value-type="string" calcext:value-type="string">
            <text:p>En una sociedad cada vez sedentaria, necesitas activar tu cuerpo y en él está el gimnasio más sofisticado que exista. Vamos a llevar al máximo tus posibilidades de fuerza, resistencia, velocidad, flexibilidad y coordinación. Descubrirás toda la potencia que hay en ti.</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Acondicionamiento físico</text:p>
          </table:table-cell>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table:table-cell table:style-name="ce21" table:content-validation-name="val1" office:value-type="string" calcext:value-type="string">
            <text:p>En una sociedad cada vez sedentaria, necesitas activar tu cuerpo y en él está el gimnasio más sofisticado que exista. Vamos a llevar al máximo tus posibilidades de fuerza, resistencia, velocidad, flexibilidad y coordinación. Descubrirás toda la potencia que hay en ti.</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nglish games </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Let's go to the beach" Taller deJuegos en Inglés</text:p>
          </table:table-cell>
          <table:table-cell table:style-name="ce21" table:content-validation-name="val1" office:value-type="string" calcext:value-type="string">
            <text:p>En este taller podrás practicar y mejorar tu inglés divirtiéndote, jugando y creando conversaciones en contextos de vacaciones y tiempo libre. Aprenderás a describir lugares de la playa, podrás practicar cómo comprar y describir tus actividades favoritas de vacacione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Acuarela Inicial </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table:table-cell table:style-name="ce21" table:content-validation-name="val1"/>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nglish games II </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office:value-type="string" calcext:value-type="string">
            <text:p>ju2</text:p>
          </table:table-cell>
          <table:table-cell/>
          <table:table-cell table:style-name="ce6" table:content-validation-name="val8" office:value-type="float" office:value="10" calcext:value-type="float">
            <text:p>10</text:p>
          </table:table-cell>
          <table:table-cell table:style-name="ce6" table:content-validation-name="val1" office:value-type="string" calcext:value-type="string">
            <text:p>"On holidays" Taller de juegos en inglés</text:p>
          </table:table-cell>
          <table:table-cell table:style-name="ce21" table:content-validation-name="val1" office:value-type="string" calcext:value-type="string">
            <text:p>En este taller podrás practicar y mejorar tu inglés divirtiéndote, jugando y creando conversaciones en contextos de vacaciones y tiempo libre. Aprenderás a describir lugares de la playa, podrás practicar cómo comprar y describir tus actividades favoritas de vacacione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aller de acuarela </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Acuarela inicial </text:p>
          </table:table-cell>
          <table:table-cell table:style-name="ce21" table:content-validation-name="val1" office:value-type="string" calcext:value-type="string">
            <text:p>En este taller tendrás la posibilidad de aprender <text:s/>técnicas <text:s/>básicas de acuarela para poder diseñar tus propias creaciones artísticas y adornar tu casa con tus propios cuadros. No se necesita saber dibujar ni tener conocimientos previos. </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Inglés conversacional I</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Small talk I" Taller de desarrollo del inglés a través de la conversación </text:p>
          </table:table-cell>
          <table:table-cell table:style-name="ce21" table:content-validation-name="val1" office:value-type="string" calcext:value-type="string">
            <text:p>Si sabes algo de inglés, pero te cuesta iniciar una conversación con lo que sabes, este taller es para tí. Podrás desarrollar <text:s/>la habilidad de iniciar una conversación casual con personas nuevas, utilizando tiempos verbales simples y conversar <text:s/>acerca de temas cotidianos como la comida, rutinas, espacios públicos alrededor de la ciudad, ocupaciones y tiempo libre; todas estas actividades serán a través de divertidos juegos y conversaciones cotidiana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Inglés conversacional II</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Small talk II" Taller de desarrollo del inglés a través de la conversación </text:p>
          </table:table-cell>
          <table:table-cell table:style-name="ce21" table:content-validation-name="val1" office:value-type="string" calcext:value-type="string">
            <text:p>Si sabes algo de inglés pero te cuesta iniciar una conversación con lo que sabes, este taller es para tí. Podrás desarrollar <text:s/>la habilidad de iniciar una conversación casual con personas nuevas, utilizando tiempos verbales simples y conversar <text:s/>acerca de temas cotidianos como espacios alrededor de la ciudad, ocupaciones y tiempo libre con las funciones comunicativas de invitar, solicitar información o pedir permiso a través de divertidos juegos y actividades de conversación.</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Taller de acuarela botánic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Acuarela Botánica y Paisaje</text:p>
          </table:table-cell>
          <table:table-cell table:style-name="ce21" table:content-validation-name="val1" office:value-type="string" calcext:value-type="string">
            <text:p>Si te gustan las plantas <text:s/>y la naturaleza en general, en este taller tendrás la posibilidad de aprender <text:s/>técnicas <text:s/>básicas de acuarela botánica para poder diseñar tus propias creaciones. Aprenderemos a diseñar montañas, árboles <text:s/>y plantas utilizando técnicas básicas de la acuarela. No se necesita saber dibujar ni tener conocimientos previos. </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English and Art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Desarrollo del inglés a través de medios artísticos</text:p>
          </table:table-cell>
          <table:table-cell table:style-name="ce21" table:content-validation-name="val1" office:value-type="string" calcext:value-type="string">
            <text:p>Si te gusta el arte y quieres mejorar tu Inglés, en este taller vivirás la experiencia de practicar y consolidar aprendizajes previos usando medios artisticos. Podrás describir tus creaciones artísticas , contar historias y entender el vocabulario de canciones en inglés.</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Juegos de mesa</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JuegoMáticos</text:p>
          </table:table-cell>
          <table:table-cell table:style-name="ce21" table:content-validation-name="val1" office:value-type="string" calcext:value-type="string">
            <text:p>Vive una experiencia entretenida con la matemática a través del juego. En cada sesión abordaremos un nuevo y peculiar juego de mesa para hacer que el aprendizaje sea interactivo y cooperativo, además potenciarás diversas habilidades que van desde el cálculo mental hasta el pensamiento estratégico y fomentarás las capacidades básicas necesarias para la resolución de problemas. En este taller te conectarás con ese genio o genia que tanto necesita el planeta, ¡inscríbete, cálcula, <text:s/>piensa y aporta al cambio!</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Yoga y mindfullness</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table-cell/>
          <table:table-cell table:style-name="ce6" table:content-validation-name="val8" office:value-type="float" office:value="6" calcext:value-type="float">
            <text:p>6</text:p>
          </table:table-cell>
          <table:table-cell table:style-name="Default" table:content-validation-name="val1" office:value-type="string" calcext:value-type="string">
            <text:p>Yoga y Minfulness </text:p>
          </table:table-cell>
          <table:table-cell table:style-name="ce21" table:content-validation-name="val1" office:value-type="string" calcext:value-type="string">
            <text:p>¿Quieres vivir una experiencia basada en los principios del amor y el respeto hacia sí mismo y el prójimo?. Las clases de “Yoga y Mindfulness” son dinámicas y flexibles, combinaremos diferentes técnicas de relajación y ejercicios corporales para que despiertes la atención consciente y la compasión, realizaremos desde breves meditaciones, lectura de cuentos y aprenderás lindas canciones sobre la luna, el sol y la tierra. ¡Empezarás el taller como semilla y terminarás siendo un gran árbol!</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Soy naturaleza</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Temperamentos y los 4 elementos de la naturaleza</text:p>
          </table:table-cell>
          <table:table-cell table:style-name="ce21" table:content-validation-name="val1" office:value-type="string" calcext:value-type="string">
            <text:p>¿Quieres descubrir tu avatar? Entonces participa de este taller que te otorgará las herramientas necesarias para reconocer tus temperamentos y moderar tu poder interno. Conectarse con él es un paso crucial hacia el crecimiento y la transformación personal.</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Juegos de mesa</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Supermercado y Comercio Justo</text:p>
          </table:table-cell>
          <table:table-cell table:style-name="ce21" table:content-validation-name="val1" office:value-type="string" calcext:value-type="string">
            <text:p>¿Aburrid@ con los números? Entonces ven a hacer algo beneficioso y entretenido con ellos. En este taller vivirás una experiencia entretenida jugando a la venta y compra de productos sostenibles y explorando nuestro barrio. Conocerás la producción de algunos productos tan deliciosos, pero que tras ellos se esconde una realidad muy injusta y triste, como lo es la producción del cacao. Conocerás los tipos de comercio existentes y comprobarás en nuestro mismo barrio esas realidades opuestas. Tu objetivo final será diseñar y crear un mercado o minimercado que promueva los valores ecosistémicos asociados a iniciativas de desarrollo sostenible y bienestar comunitario. En este taller reforzarás habilidades que van desde la noción de cantidad y el conteo, el manejo del dinero (equivalencias y cambios), los precios, la estimación y el cálculo mental, así como la lectoescritura (nombres de los productos, carteles, folletos, lista de la compra, etc.) y las artes visuales y plásticas (decoración, diseño y maquetación del folleto). ¡No te pierdas la oportunidad de aportar a tu comunidad!</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style-name="ce6" table:content-validation-name="val1" office:value-type="string" calcext:value-type="string">
            <text:p>Yoga y mindfullness</text:p>
          </table:table-cell>
          <table:table-cell table:content-validation-name="val6" office:value-type="string" calcext:value-type="string">
            <text:p>Paula</text:p>
          </table:table-cell>
          <table:table-cell table:content-validation-name="val7" office:value-type="string" calcext:value-type="string">
            <text:p>canelos y manios</text:p>
          </table:table-cell>
          <table:table-cell table:content-validation-name="val8" office:value-type="string" calcext:value-type="string">
            <text:p>vi2</text:p>
          </table:table-cell>
          <table:table-cell table:style-name="ce6" table:content-validation-name="val8"/>
          <table:table-cell/>
          <table:table-cell table:style-name="ce6" table:content-validation-name="val8" office:value-type="float" office:value="10" calcext:value-type="float">
            <text:p>10</text:p>
          </table:table-cell>
          <table:table-cell table:style-name="ce6" table:content-validation-name="val1" office:value-type="string" calcext:value-type="string">
            <text:p>Yoga y Minfulness para descubrir a tu guerrer@</text:p>
          </table:table-cell>
          <table:table-cell table:style-name="ce21" table:content-validation-name="val1" office:value-type="string" calcext:value-type="string">
            <text:p>¿Quieres vivir una experiencia basada en los principios de la comunicación noviolenta? Las clases de “Yoga y Mindfulness para descubrir a tu guerrer@” son dinámicas y flexibles, combinaremos diferentes técnicas de relajación y ejercicios corporales para que despiertes la atención consciente y la compasión, realizaremos desde breves meditaciones, lectura de cuentos y aprenderás lindas canciones sobre la luna, el sol y la tierra. ¡Empezarás el taller como semilla y terminarás siendo un gran árbol!</text:p>
          </table:table-cell>
          <table:table-cell table:style-name="ce6" table:content-validation-name="val1"/>
          <table:table-cell table:style-name="ce6" table:number-columns-repeated="16373"/>
        </table:table-row>
        <table:table-row table:style-name="ro1">
          <table:table-cell table:style-name="ce4" table:content-validation-name="val5" office:value-type="float" office:value="1" calcext:value-type="float">
            <text:p>1</text:p>
          </table:table-cell>
          <table:table-cell table:content-validation-name="val1" office:value-type="string" calcext:value-type="string">
            <text:p>Stretching Yoga I</text:p>
          </table:table-cell>
          <table:table-cell table:content-validation-name="val6" office:value-type="string" calcext:value-type="string">
            <text:p>Paula</text:p>
          </table:table-cell>
          <table:table-cell table:content-validation-name="val7" office:value-type="string" calcext:value-type="string">
            <text:p>coihues y avellanos</text:p>
          </table:table-cell>
          <table:table-cell table:content-validation-name="val8" office:value-type="string" calcext:value-type="string">
            <text:p>lu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Stretching para mejorar tu flexibilidad y tonificar tu cuerpo</text:p>
          </table:table-cell>
          <table:table-cell table:style-name="ce21" office:value-type="string" calcext:value-type="string">
            <text:p>¿Sabías que en Bangkok se pueden contemplar numerosas estatuas que representan posiciones de stretching de hace 2.000 años? El stretching es un tipo de entrenamiento que consiste en estirar ciertas partes del cuerpo, combinando posturas y respiración con la finalidad de tonificar el músculo, relajarse y lograr mayor flexibilidad. Con este entrenamiento podrás continuar una rutina en casa, ideal para jóvenes acostumbrados a hacer poco ejercicio, aficionados o deportistas.¿Quieres iniciarte en una actividad física suave, placentera, saludable y de bajo impacto? entonces ¡inscríbete ya, te lo recomienda una ex-gimnasta flexible a pesar de sus años!</text:p>
          </table:table-cell>
          <table:table-cell table:style-name="ce6" table:number-columns-repeated="16374"/>
        </table:table-row>
        <table:table-row table:style-name="ro1">
          <table:table-cell table:style-name="ce4" table:content-validation-name="val5" office:value-type="float" office:value="1" calcext:value-type="float">
            <text:p>1</text:p>
          </table:table-cell>
          <table:table-cell table:content-validation-name="val1" office:value-type="string" calcext:value-type="string">
            <text:p>Maestría del ser</text:p>
          </table:table-cell>
          <table:table-cell table:content-validation-name="val6" office:value-type="string" calcext:value-type="string">
            <text:p>Paula</text:p>
          </table:table-cell>
          <table:table-cell table:content-validation-name="val7" office:value-type="string" calcext:value-type="string">
            <text:p>coihues y avellanos</text:p>
          </table:table-cell>
          <table:table-cell table:content-validation-name="val8" office:value-type="string" calcext:value-type="string">
            <text:p>ju1</text:p>
          </table:table-cell>
          <table:table-cell table:style-name="ce6" table:content-validation-name="val8"/>
          <table:table-cell/>
          <table:table-cell table:style-name="ce6" table:content-validation-name="val8" office:value-type="float" office:value="7" calcext:value-type="float">
            <text:p>7</text:p>
          </table:table-cell>
          <table:table-cell table:style-name="ce6" table:content-validation-name="val1" office:value-type="string" calcext:value-type="string">
            <text:p>La maestría del ser: Enseñanzas toltecas</text:p>
          </table:table-cell>
          <table:table-cell table:style-name="ce21" office:value-type="string" calcext:value-type="string">
            <text:p>¿Qué objetivos deberías alcanzar para ser feliz en la vida o sentirte realizad@? En este taller te iniciarás en el camino del Maestr@ del Ser, ese guerrero o guerrera que utiliza la consciencia para trascender el apego y las máscaras, basados en los ejercicios de autoconocimiento de Miguel Ruiz, el último maestro del linaje de los Guerreros del Aguila de los Toltecas, transitarás por el camino tolteca hacia la libertad personal.</text:p>
          </table:table-cell>
          <table:table-cell table:style-name="ce6" table:number-columns-repeated="16374"/>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ompost</text:p>
          </table:table-cell>
          <table:table-cell table:style-name="ce6" table:content-validation-name="val6" office:value-type="string" calcext:value-type="string">
            <text:p>Alejandro</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ompost</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Biodiversidad alimentaria I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Música y filosofía I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Pintura y filosofía</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1</text:p>
          </table:table-cell>
          <table:table-cell table:style-name="ce6" table:content-validation-name="val8" office:value-type="string" calcext:value-type="string">
            <text:p>vi1</text:p>
          </table:table-cell>
          <table:table-cell table:style-name="ce6" table:content-validation-name="val8"/>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content-validation-name="val1" office:value-type="string" calcext:value-type="string">
            <text:p>Creación textos literarios</text:p>
          </table:table-cell>
          <table:table-cell table:style-name="ce6" table:content-validation-name="val6" office:value-type="string" calcext:value-type="string">
            <text:p>Grace</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Socioemocional I</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Fanzine I</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Resolución de conflictos</text:p>
          </table:table-cell>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office:value-type="string" calcext:value-type="string">
            <text:p>mi2</text:p>
          </table:table-cell>
          <table:table-cell table:style-name="ce6" table:content-validation-name="val8"/>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Origami</text:p>
          </table:table-cell>
          <table:table-cell table:style-name="ce6" table:content-validation-name="val6" office:value-type="string" calcext:value-type="string">
            <text:p>Carl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office:value-type="string" calcext:value-type="string">
            <text:p>ju2</text:p>
          </table:table-cell>
          <table:table-cell table:style-name="ce6" table:content-validation-name="val8"/>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te y naturaleza</text:p>
          </table:table-cell>
          <table:table-cell table:style-name="ce6" table:content-validation-name="val6" office:value-type="string" calcext:value-type="string">
            <text:p>Car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office:value-type="string" calcext:value-type="string">
            <text:p>vi2</text:p>
          </table:table-cell>
          <table:table-cell table:style-name="ce6" table:content-validation-name="val8"/>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Pintura II</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olor y expresión II</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Pigmentos naturales I</text:p>
          </table:table-cell>
          <table:table-cell table:style-name="ce6" table:content-validation-name="val6" office:value-type="string" calcext:value-type="string">
            <text:p>Car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Papel y volumen</text:p>
          </table:table-cell>
          <table:table-cell table:style-name="ce6" table:content-validation-name="val6" office:value-type="string" calcext:value-type="string">
            <text:p>Car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office:value-type="string" calcext:value-type="string">
            <text:p>mi1</text:p>
          </table:table-cell>
          <table:table-cell table:style-name="ce6" table:content-validation-name="val8"/>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Material cuentacuentos</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style-name="ce6" table:content-validation-name="val8" office:value-type="string" calcext:value-type="string">
            <text:p>vi2</text:p>
          </table:table-cell>
          <table:table-cell table:style-name="ce6" table:content-validation-name="val8"/>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Reciclaje de plásticos II</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ocina II</text:p>
          </table:table-cell>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ju2</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Material cuentacuentos</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style-name="ce6" table:content-validation-name="val8"/>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Reciclaje de plásticos II</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ocina II</text:p>
          </table:table-cell>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1</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Fotografía análoga</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ve y fauna</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Reciclaje textil</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Tejido</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Cultura y países II</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te y cartografía II</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style-name="ce6" table:content-validation-name="val8"/>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office:value-type="string" calcext:value-type="string">
            <text:p>ju2</text:p>
          </table:table-cell>
          <table:table-cell table:style-name="ce6" table:content-validation-name="val8"/>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Gimnasia I A</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Gimnasia I B</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number-columns-repeated="2"/>
          <table:table-cell table:content-validation-name="val1" office:value-type="float" office:value="6" calcext:value-type="float">
            <text:p>6</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Aromaterapia I</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Gimnasia I A</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Gimnasia I B</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10" calcext:value-type="float">
            <text:p>10</text:p>
          </table:table-cell>
          <table:table-cell table:style-name="ce21"/>
          <table:table-cell table:style-name="ce6" table:number-columns-repeated="16375"/>
        </table:table-row>
        <table:table-row table:style-name="ro1">
          <table:table-cell table:style-name="ce4" table:content-validation-name="val5" office:value-type="float" office:value="2" calcext:value-type="float">
            <text:p>2</text:p>
          </table:table-cell>
          <table:table-cell table:style-name="ce6" table:content-validation-name="val1" office:value-type="string" calcext:value-type="string">
            <text:p>Flores de bach</text:p>
          </table:table-cell>
          <table:table-cell table:style-name="ce6" table:content-validation-name="val6" office:value-type="string" calcext:value-type="string">
            <text:p>Pau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style-name="ce6" table:content-validation-name="val8"/>
          <table:table-cell table:style-name="ce6" table:content-validation-name="val1" office:value-type="float" office:value="7" calcext:value-type="float">
            <text:p>7</text:p>
          </table:table-cell>
          <table:table-cell table:style-name="ce21"/>
          <table:table-cell table:style-name="ce6" table:number-columns-repeated="2"/>
          <table:table-cell table:number-columns-repeated="16373"/>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Gimnasia II A</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Gimnasia II B</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Aromaterapia II</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Gimnasia II A</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Gimnasia II B</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Filosofía</text:p>
          </table:table-cell>
          <table:table-cell table:style-name="ce6" table:content-validation-name="val6" office:value-type="string" calcext:value-type="string">
            <text:p>Pau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style-name="ce6" table:content-validation-name="val1" office:value-type="string" calcext:value-type="string">
            <text:p>Filosofía Kio Agus</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office:value-type="string" calcext:value-type="string">
            <text:p>vi1</text:p>
          </table:table-cell>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style-name="ce6" table:content-validation-name="val1" office:value-type="string" calcext:value-type="string">
            <text:p>Infusiones</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style-name="ce6" table:content-validation-name="val1" office:value-type="string" calcext:value-type="string">
            <text:p>Filosofía Pixi</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style-name="ce6" table:content-validation-name="val1" office:value-type="string" calcext:value-type="string">
            <text:p>Stretching Yoga II</text:p>
          </table:table-cell>
          <table:table-cell table:style-name="ce6" table:content-validation-name="val6" office:value-type="string" calcext:value-type="string">
            <text:p>Pau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style-name="ce6" table:content-validation-name="val1" office:value-type="string" calcext:value-type="string">
            <text:p>Autosanación II</text:p>
          </table:table-cell>
          <table:table-cell table:style-name="ce6" table:content-validation-name="val6" office:value-type="string" calcext:value-type="string">
            <text:p>Pau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Soy naturaleza</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Tai-Chi Yoga</text:p>
          </table:table-cell>
          <table:table-cell table:style-name="ce6" table:content-validation-name="val6" office:value-type="string" calcext:value-type="string">
            <text:p>Paula</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Yoga</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Flores de bach</text:p>
          </table:table-cell>
          <table:table-cell table:style-name="ce6" table:content-validation-name="val6" office:value-type="string" calcext:value-type="string">
            <text:p>Paul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Orientación vocacional</text:p>
          </table:table-cell>
          <table:table-cell table:style-name="ce6" table:content-validation-name="val6" office:value-type="string" calcext:value-type="string">
            <text:p>Paul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style-name="ce6" table:content-validation-name="val8" office:value-type="string" calcext:value-type="string">
            <text:p>ju1</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Fotocortometraje</text:p>
          </table:table-cell>
          <table:table-cell table:content-validation-name="val6" office:value-type="string" calcext:value-type="string">
            <text:p>Alejandro</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content-validation-name="val6" office:value-type="string" calcext:value-type="string">
            <text:p>Alejandr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Explorando la naturaleza I</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rincipios de permacultura</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1</text:p>
          </table:table-cell>
          <table:table-cell table:content-validation-name="val8" office:value-type="string" calcext:value-type="string">
            <text:p>vi1</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Biodiversidad en la huerta</text:p>
          </table:table-cell>
          <table:table-cell table:content-validation-name="val6" office:value-type="string" calcext:value-type="string">
            <text:p>Alejandro</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Biodiversidad en la huerta</text:p>
          </table:table-cell>
          <table:table-cell table:content-validation-name="val6" office:value-type="string" calcext:value-type="string">
            <text:p>Alejandr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style-name="ce4" table:content-validation-name="val5" office:value-type="float" office:value="4" calcext:value-type="float">
            <text:p>4</text:p>
          </table:table-cell>
          <table:table-cell table:style-name="ce6" table:content-validation-name="val1" office:value-type="string" calcext:value-type="string">
            <text:p>Explorando la naturaleza I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4" calcext:value-type="float">
            <text:p>4</text:p>
          </table:table-cell>
          <table:table-cell table:style-name="ce6" table:content-validation-name="val1" office:value-type="string" calcext:value-type="string">
            <text:p>Liderazgo y cooperación I</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style-name="ce6" table:content-validation-name="val8" table:number-columns-repeated="2"/>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style-name="ce4" table:content-validation-name="val5" office:value-type="float" office:value="3" calcext:value-type="float">
            <text:p>3</text:p>
          </table:table-cell>
          <table:table-cell table:style-name="ce6" table:content-validation-name="val1" office:value-type="string" calcext:value-type="string">
            <text:p>Juegos de mesa y estrategia</text:p>
          </table:table-cell>
          <table:table-cell table:style-name="ce6"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1</text:p>
          </table:table-cell>
          <table:table-cell table:style-name="ce6" table:content-validation-name="val8" office:value-type="string" calcext:value-type="string">
            <text:p>vi1</text:p>
          </table:table-cell>
          <table:table-cell table:style-name="ce6" table:content-validation-name="val8"/>
          <table:table-cell table:style-name="ce6" table:content-validation-name="val1" office:value-type="float" office:value="7" calcext:value-type="float">
            <text:p>7</text:p>
          </table:table-cell>
          <table:table-cell table:style-name="ce21"/>
          <table:table-cell table:style-name="ce6" table:number-columns-repeated="16375"/>
        </table:table-row>
        <table:table-row table:style-name="ro1">
          <table:table-cell table:content-validation-name="val5" office:value-type="float" office:value="3" calcext:value-type="float">
            <text:p>3</text:p>
          </table:table-cell>
          <table:table-cell table:content-validation-name="val1" office:value-type="string" calcext:value-type="string">
            <text:p>Biodiversidad en la huerta I</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Video y cortometraje</text:p>
          </table:table-cell>
          <table:table-cell table:content-validation-name="val6" office:value-type="string" calcext:value-type="string">
            <text:p>Alejandro</text:p>
          </table:table-cell>
          <table:table-cell table:style-name="ce6" table:content-validation-name="val7" office:value-type="string" calcext:value-type="string">
            <text:p>ulmos</text:p>
          </table:table-cell>
          <table:table-cell table:style-name="ce6"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Video y cortometraje</text:p>
          </table:table-cell>
          <table:table-cell table:content-validation-name="val6" office:value-type="string" calcext:value-type="string">
            <text:p>Alejandr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Liderazgo y cooperación II</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office:value-type="string" calcext:value-type="string">
            <text:p>Cortometraje</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1</text:p>
          </table:table-cell>
          <table:table-cell table:content-validation-name="val8" office:value-type="string" calcext:value-type="string">
            <text:p>vi1</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Biodiversidad en la huerta II</text:p>
          </table:table-cell>
          <table:table-cell table:content-validation-name="val6" office:value-type="string" calcext:value-type="string">
            <text:p>Alejandr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Comic</text:p>
          </table:table-cell>
          <table:table-cell table:style-name="ce6" table:content-validation-name="val6" office:value-type="string" calcext:value-type="string">
            <text:p>Grace</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Libro Objeto</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6" table:content-validation-name="val1" office:value-type="string" calcext:value-type="string">
            <text:p>Libro Objeto</text:p>
          </table:table-cell>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office:value-type="string" calcext:value-type="string">
            <text:p>mi2</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oesía</text:p>
          </table:table-cell>
          <table:table-cell table:style-name="ce6" table:content-validation-name="val6" office:value-type="string" calcext:value-type="string">
            <text:p>Grace</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Fanzine-Poesía</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Socioemocional II</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style-name="ce6" table:content-validation-name="val1" office:value-type="string" calcext:value-type="string">
            <text:p>Primeros helps</text:p>
          </table:table-cell>
          <table:table-cell table:style-name="ce6" table:content-validation-name="val6" office:value-type="string" calcext:value-type="string">
            <text:p>Grace</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Narración oral</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Dominio de masas Ecosocial</text:p>
          </table:table-cell>
          <table:table-cell table:style-name="ce6" table:content-validation-name="val6" office:value-type="string" calcext:value-type="string">
            <text:p>Grace</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Grace</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queología</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content-validation-name="val8" office:value-type="string" calcext:value-type="string">
            <text:p>ju1</text:p>
          </table:table-cell>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Fotografía análoga</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Boletín escolar</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Encuadernación</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ve y fauna</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 y cartografía</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Teatro histórico</text:p>
          </table:table-cell>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Explorando la ciudad</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office:value-type="string" calcext:value-type="string">
            <text:p>Arqueología</text:p>
          </table:table-cell>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eriodismo y comunicación</text:p>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office:value-type="string" calcext:value-type="string">
            <text:p>ju2</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Javiera</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Javier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Javiera</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vi2</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ju2</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j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ulmos</text:p>
          </table:table-cell>
          <table:table-cell table:style-name="ce6" table:content-validation-name="val8" office:value-type="string" calcext:value-type="string">
            <text:p>j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2</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6" table:content-validation-name="val6" office:value-type="string" calcext:value-type="string">
            <text:p>Cristina</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l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ju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style-name="ce6"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1</text:p>
          </table:table-cell>
          <table:table-cell table:style-name="ce6"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 A</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2</text:p>
          </table:table-cell>
          <table:table-cell table:style-name="ce6" table:content-validation-name="val8" office:value-type="string" calcext:value-type="string">
            <text:p>vi2</text:p>
          </table:table-cell>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 B</text:p>
          </table:table-cell>
          <table:table-cell table:style-name="ce6" table:content-validation-name="val6" office:value-type="string" calcext:value-type="string">
            <text:p>Francisca U.</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i2</text:p>
          </table:table-cell>
          <table:table-cell table:style-name="ce6"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scaras de animales</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style-name="ce23" table:content-validation-name="val1" office:value-type="string" calcext:value-type="string">
            <text:p>Mascaras de animales en papel maché</text:p>
          </table:table-cell>
          <table:table-cell table:number-columns-repeated="16375"/>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Estencil</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rmoleado</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style-name="ce18"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Instalaciones artísticas</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style-name="ce18"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rmoleado</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style-name="ce18"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style-name="ce18"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Pigmentos naturales</text:p>
          </table:table-cell>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style-name="ce18"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style-name="ce14"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style-name="ce14"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style-name="ce14" table:content-validation-name="val8"/>
          <table:table-cell table:content-validation-name="val8"/>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style-name="ce14"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style-name="ce14" table:content-validation-name="val8"/>
          <table:table-cell table:content-validation-name="val8"/>
          <table:table-cell table:style-name="ce6"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content-validation-name="val8"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content-validation-name="val8"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ulmos</text:p>
          </table:table-cell>
          <table:table-cell table:style-name="ce6"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Salvador</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vi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ulmos</text:p>
          </table:table-cell>
          <table:table-cell table:style-name="ce6"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m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ju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lu1</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anelos y manios</text:p>
          </table:table-cell>
          <table:table-cell table:style-name="ce6" table:content-validation-name="val8" office:value-type="string" calcext:value-type="string">
            <text:p>vi2</text:p>
          </table:table-cell>
          <table:table-cell table:number-columns-repeated="2"/>
          <table:table-cell table:style-name="ce6"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ma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6" table:content-validation-name="val6" office:value-type="string" calcext:value-type="string">
            <text:p>Marcelo</text:p>
          </table:table-cell>
          <table:table-cell table:style-name="ce6" table:content-validation-name="val7" office:value-type="string" calcext:value-type="string">
            <text:p>coihues y avellanos</text:p>
          </table:table-cell>
          <table:table-cell table:style-name="ce6" table:content-validation-name="val8" office:value-type="string" calcext:value-type="string">
            <text:p>ju1</text:p>
          </table:table-cell>
          <table:table-cell table:number-columns-repeated="2"/>
          <table:table-cell table:style-name="ce6" table:content-validation-name="val1" office:value-type="float" office:value="7" calcext:value-type="float">
            <text:p>7</text:p>
          </table:table-cell>
          <table:table-cell table:number-columns-repeated="16376"/>
        </table:table-row>
        <table:table-row table:style-name="ro1" table:number-rows-repeated="1048279">
          <table:table-cell/>
          <table:table-cell table:content-validation-name="val1"/>
          <table:table-cell table:number-columns-repeated="16382"/>
        </table:table-row>
        <table:table-row table:style-name="ro1">
          <table:table-cell/>
          <table:table-cell table:content-validation-name="val1"/>
          <table:table-cell table:number-columns-repeated="16382"/>
        </table:table-row>
      </table:table>
      <table:table table:name="validation" table:style-name="ta1">
        <table:table-column table:style-name="co2" table:default-cell-style-name="Default"/>
        <table:table-column table:style-name="co3" table:default-cell-style-name="Default"/>
        <table:table-column table:style-name="co2" table:default-cell-style-name="Default"/>
        <table:table-column table:style-name="co9" table:default-cell-style-name="Default"/>
        <table:table-column table:style-name="co2" table:number-columns-repeated="16380" table:default-cell-style-name="Default"/>
        <table:table-row table:style-name="ro1">
          <table:table-cell table:style-name="ce2" office:value-type="string" calcext:value-type="string">
            <text:p>teachers</text:p>
          </table:table-cell>
          <table:table-cell table:style-name="ce2" office:value-type="string" calcext:value-type="string">
            <text:p>cycles</text:p>
          </table:table-cell>
          <table:table-cell table:style-name="ce2" office:value-type="string" calcext:value-type="string">
            <text:p>coords</text:p>
          </table:table-cell>
          <table:table-cell table:style-name="ce2" office:value-type="string" calcext:value-type="string">
            <text:p>period</text:p>
          </table:table-cell>
          <table:table-cell table:style-name="ce2" table:number-columns-repeated="16380"/>
        </table:table-row>
        <table:table-row table:style-name="ro1">
          <table:table-cell office:value-type="string" calcext:value-type="string">
            <text:p>Paula</text:p>
          </table:table-cell>
          <table:table-cell office:value-type="string" calcext:value-type="string">
            <text:p>ulmos</text:p>
          </table:table-cell>
          <table:table-cell office:value-type="string" calcext:value-type="string">
            <text:p>lu1</text:p>
          </table:table-cell>
          <table:table-cell office:value-type="float" office:value="1" calcext:value-type="float">
            <text:p>1</text:p>
          </table:table-cell>
          <table:table-cell table:number-columns-repeated="16380"/>
        </table:table-row>
        <table:table-row table:style-name="ro1">
          <table:table-cell office:value-type="string" calcext:value-type="string">
            <text:p>Marcelo</text:p>
          </table:table-cell>
          <table:table-cell office:value-type="string" calcext:value-type="string">
            <text:p>canelos y manios</text:p>
          </table:table-cell>
          <table:table-cell office:value-type="string" calcext:value-type="string">
            <text:p>lu2</text:p>
          </table:table-cell>
          <table:table-cell office:value-type="float" office:value="2" calcext:value-type="float">
            <text:p>2</text:p>
          </table:table-cell>
          <table:table-cell table:number-columns-repeated="16380"/>
        </table:table-row>
        <table:table-row table:style-name="ro1">
          <table:table-cell office:value-type="string" calcext:value-type="string">
            <text:p>Alejandro</text:p>
          </table:table-cell>
          <table:table-cell office:value-type="string" calcext:value-type="string">
            <text:p>coihues y avellanos</text:p>
          </table:table-cell>
          <table:table-cell office:value-type="string" calcext:value-type="string">
            <text:p>ma1</text:p>
          </table:table-cell>
          <table:table-cell office:value-type="float" office:value="3" calcext:value-type="float">
            <text:p>3</text:p>
          </table:table-cell>
          <table:table-cell table:number-columns-repeated="16380"/>
        </table:table-row>
        <table:table-row table:style-name="ro1">
          <table:table-cell office:value-type="string" calcext:value-type="string">
            <text:p>Francisca U.</text:p>
          </table:table-cell>
          <table:table-cell/>
          <table:table-cell office:value-type="string" calcext:value-type="string">
            <text:p>ma2</text:p>
          </table:table-cell>
          <table:table-cell office:value-type="float" office:value="4" calcext:value-type="float">
            <text:p>4</text:p>
          </table:table-cell>
          <table:table-cell table:number-columns-repeated="16380"/>
        </table:table-row>
        <table:table-row table:style-name="ro1">
          <table:table-cell office:value-type="string" calcext:value-type="string">
            <text:p>Grace</text:p>
          </table:table-cell>
          <table:table-cell/>
          <table:table-cell office:value-type="string" calcext:value-type="string">
            <text:p>mi1</text:p>
          </table:table-cell>
          <table:table-cell office:value-type="float" office:value="5" calcext:value-type="float">
            <text:p>5</text:p>
          </table:table-cell>
          <table:table-cell table:number-columns-repeated="16380"/>
        </table:table-row>
        <table:table-row table:style-name="ro1">
          <table:table-cell office:value-type="string" calcext:value-type="string">
            <text:p>Carla</text:p>
          </table:table-cell>
          <table:table-cell/>
          <table:table-cell office:value-type="string" calcext:value-type="string">
            <text:p>mi2</text:p>
          </table:table-cell>
          <table:table-cell table:number-columns-repeated="16381"/>
        </table:table-row>
        <table:table-row table:style-name="ro1">
          <table:table-cell office:value-type="string" calcext:value-type="string">
            <text:p>Cristina</text:p>
          </table:table-cell>
          <table:table-cell/>
          <table:table-cell office:value-type="string" calcext:value-type="string">
            <text:p>ju1</text:p>
          </table:table-cell>
          <table:table-cell table:number-columns-repeated="16381"/>
        </table:table-row>
        <table:table-row table:style-name="ro1">
          <table:table-cell office:value-type="string" calcext:value-type="string">
            <text:p>Francisca G.</text:p>
          </table:table-cell>
          <table:table-cell/>
          <table:table-cell office:value-type="string" calcext:value-type="string">
            <text:p>ju2</text:p>
          </table:table-cell>
          <table:table-cell table:number-columns-repeated="16381"/>
        </table:table-row>
        <table:table-row table:style-name="ro1">
          <table:table-cell office:value-type="string" calcext:value-type="string">
            <text:p>Javiera</text:p>
          </table:table-cell>
          <table:table-cell/>
          <table:table-cell office:value-type="string" calcext:value-type="string">
            <text:p>vi1</text:p>
          </table:table-cell>
          <table:table-cell table:number-columns-repeated="16381"/>
        </table:table-row>
        <table:table-row table:style-name="ro1">
          <table:table-cell office:value-type="string" calcext:value-type="string">
            <text:p>Paulina</text:p>
          </table:table-cell>
          <table:table-cell/>
          <table:table-cell office:value-type="string" calcext:value-type="string">
            <text:p>vi2</text:p>
          </table:table-cell>
          <table:table-cell table:number-columns-repeated="16381"/>
        </table:table-row>
        <table:table-row table:style-name="ro1">
          <table:table-cell office:value-type="string" calcext:value-type="string">
            <text:p>Salvador</text:p>
          </table:table-cell>
          <table:table-cell table:number-columns-repeated="16383"/>
        </table:table-row>
      </table:table>
      <table:named-expressions/>
      <table:database-ranges>
        <table:database-range table:name="__Anonymous_Sheet_DB__0" table:target-range-address="talleres.A1:talleres.H55" table:display-filter-buttons="true"/>
        <table:database-range table:name="__Anonymous_Sheet_DB__1" table:target-range-address="talleres_ano.A1:talleres_ano.J29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21:01:15.0224808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9:45:57.875050774</meta:creation-date>
    <dc:date>2024-05-05T21:16:27.334358415</dc:date>
    <meta:editing-duration>PT10H33M57S</meta:editing-duration>
    <meta:editing-cycles>51</meta:editing-cycles>
    <meta:generator>LibreOffice/7.6.4.1$Linux_X86_64 LibreOffice_project/60$Build-1</meta:generator>
    <meta:document-statistic meta:table-count="3" meta:cell-count="2070" meta:object-count="0"/>
  </office:meta>
</office:document-meta>
</file>